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1cd" officeooo:paragraph-rsid="0018f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1cd" officeooo:paragraph-rsid="0018f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7a60" officeooo:paragraph-rsid="001c7a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c7a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officeooo:paragraph-rsid="0018f1cd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8f1cd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7a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officeooo:rsid="001aef3b"/>
    </style:style>
    <style:style style:name="T9" style:family="text">
      <style:text-properties officeooo:rsid="001c7a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5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">Numéro :<text:span text:style-name="T4">cas F-C-4</text:span></text:p>
                </table:table-cell>
              </table:table-row>
              <table:table-row>
                <table:table-cell table:style-name="Tableau2.A2" office:value-type="string">
                  <text:p text:style-name="P1">Nom :<text:span text:style-name="T9">Supprimer son compte</text:span></text:p>
                </table:table-cell>
              </table:table-row>
              <table:table-row>
                <table:table-cell table:style-name="Tableau2.A2" office:value-type="string">
                  <text:p text:style-name="P1">Acteurs :<text:span text:style-name="T9">Membre inscrit et loggé</text:span></text:p>
                </table:table-cell>
              </table:table-row>
              <table:table-row>
                <table:table-cell table:style-name="Tableau2.A2" office:value-type="string">
                  <text:p text:style-name="P1">Description succincte :<text:span text:style-name="T4">Modifier les données d’un membre ou supprimer un favori (supprimer un commentaire ? Une réponse ou une question?)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4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 <text:span text:style-name="T4">8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4">membre inscrit et loggé</text:span></text:p>
                </table:table-cell>
              </table:table-row>
              <table:table-row>
                <table:table-cell table:style-name="Tableau2.A2" office:value-type="string">
                  <text:p text:style-name="P1">Démarrage : <text:span text:style-name="T4">Le membre a sélectionné son compte ou espace perso tableau de bord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5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4">1. Le membre sélectionne aller sur son compte perso</text:p>
                  <text:p text:style-name="P4">2. Le système affiche la page du compte</text:p>
                  <text:p text:style-name="P4">3. Le membre sélectionn<text:span text:style-name="T9">e </text:span>supprimer <text:span text:style-name="T9">le compte</text:span></text:p>
                  <text:p text:style-name="P4">4. Le système lui <text:span text:style-name="T9">demande confirmation (prévenir non réutilisation ultérieure du pseudo?)</text:span></text:p>
                  <text:p text:style-name="P4">5. Le membre valide </text:p>
                  <text:p text:style-name="P7">6. <text:s/>Le système rend anonyme tous les commentaires, questions réponses et recettes du compte</text:p>
                  <text:p text:style-name="P7">7. Le système supprime le compte</text:p>
                  <text:p text:style-name="P4"><text:span text:style-name="T9">8.</text:span> Le système affiche <text:span text:style-name="T9">un message « compte supprimé »</text:span>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9"><text:span text:style-name="T7">4</text:span><text:span text:style-name="T5">a. Le membre a</text:span><text:span text:style-name="T6"> </text:span><text:span text:style-name="T7">changé d’avis → retour à 2</text:span>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 suppression en bdd n’a pas marché, message d’erreur</text:span></text:p>
                </table:table-cell>
              </table:table-row>
              <table:table-row>
                <table:table-cell table:style-name="Tableau3.A2" office:value-type="string">
                  <text:p text:style-name="P1">Fin : <text:span text:style-name="T9">Le compte est supprimé</text:span></text:p>
                </table:table-cell>
              </table:table-row>
              <table:table-row>
                <table:table-cell table:style-name="Tableau3.A2" office:value-type="string">
                  <text:p text:style-name="P8">Post conditions : <text:span text:style-name="T9">les messages sont anonymisés, (base d’exclusion pour le comte?)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5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3">Ergonomie :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roblèmes non résolus :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7:31:12.136000000</meta:creation-date>
    <meta:generator>LibreOffice/6.2.7.1$Windows_X86_64 LibreOffice_project/23edc44b61b830b7d749943e020e96f5a7df63bf</meta:generator>
    <dc:date>2019-11-11T16:10:30.910000000</dc:date>
    <meta:editing-duration>PT20M</meta:editing-duration>
    <meta:editing-cycles>7</meta:editing-cycles>
    <meta:document-statistic meta:table-count="4" meta:image-count="0" meta:object-count="0" meta:page-count="1" meta:paragraph-count="28" meta:word-count="189" meta:character-count="1164" meta:non-whitespace-character-count="1001"/>
  </office:meta>
</office:document-meta>
</file>